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1" svg:font-family="StarSymbol" style:font-charset="x-symbol"/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457cm" table:align="left"/>
    </style:style>
    <style:style style:name="Table1.A" style:family="table-column">
      <style:table-column-properties style:column-width="9.102cm"/>
    </style:style>
    <style:style style:name="Table1.B" style:family="table-column">
      <style:table-column-properties style:column-width="7.355cm"/>
    </style:style>
    <style:style style:name="Table1.A1" style:family="table-cell">
      <style:table-cell-properties fo:padding="0.097cm" fo:border="none"/>
    </style:style>
    <style:style style:name="tabVersement" style:family="table">
      <style:table-properties style:width="18.018cm" table:align="margins" fo:keep-with-next="always" style:may-break-between-rows="false"/>
    </style:style>
    <style:style style:name="tabVersement.A" style:family="table-column">
      <style:table-column-properties style:column-width="1.746cm" style:rel-column-width="6351*"/>
    </style:style>
    <style:style style:name="tabVersement.B" style:family="table-column">
      <style:table-column-properties style:column-width="7.17cm" style:rel-column-width="26079*"/>
    </style:style>
    <style:style style:name="tabVersement.C" style:family="table-column">
      <style:table-column-properties style:column-width="9.102cm" style:rel-column-width="33105*"/>
    </style:style>
    <style:style style:name="tabVersement.1" style:family="table-row">
      <style:table-row-properties style:row-height="0.011cm"/>
    </style:style>
    <style:style style:name="tabVersement.A1" style:family="table-cell">
      <style:table-cell-properties fo:padding="0.097cm" fo:border="none"/>
    </style:style>
    <style:style style:name="TableauAnnexeCopie" style:family="table">
      <style:table-properties style:width="17cm" table:align="margins" style:may-break-between-rows="false"/>
    </style:style>
    <style:style style:name="TableauAnnexeCopie.A" style:family="table-column">
      <style:table-column-properties style:column-width="3.334cm" style:rel-column-width="12852*"/>
    </style:style>
    <style:style style:name="TableauAnnexeCopie.B" style:family="table-column">
      <style:table-column-properties style:column-width="13.667cm" style:rel-column-width="52683*"/>
    </style:style>
    <style:style style:name="TableauAnnexeCopie.A1" style:family="table-cell">
      <style:table-cell-properties fo:padding="0.097cm" fo:border="none"/>
    </style:style>
    <style:style style:name="P1" style:family="paragraph" style:parent-style-name="Header">
      <style:text-properties style:font-name="Gill Sans MT_CCJU1"/>
    </style:style>
    <style:style style:name="P2" style:family="paragraph" style:parent-style-name="Header">
      <style:text-properties style:font-name="Gill Sans MT_CCJU" fo:font-size="10pt" style:font-size-asian="10pt" style:font-size-complex="10pt"/>
    </style:style>
    <style:style style:name="P3" style:family="paragraph" style:parent-style-name="Standard">
      <style:text-properties style:font-name="Gill Sans MT_CCJU2" fo:font-size="11pt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Gill Sans MT_CCJU2" fo:font-size="11pt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Gill Sans MT_CCJU2" fo:font-size="11pt" fo:language="fr" fo:country="FR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Gill Sans MT_CCJU2" fo:font-size="10pt" fo:language="fr" fo:country="FR" style:font-size-asian="10pt" style:font-size-complex="10pt"/>
    </style:style>
    <style:style style:name="P7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fo:font-size="11pt" style:font-size-asian="11pt" style:font-size-complex="11pt"/>
    </style:style>
    <style:style style:name="P8" style:family="paragraph" style:parent-style-name="Standard">
      <style:text-properties style:font-name="Gill Sans MT_CCJU1" fo:font-size="11pt" style:font-size-asian="11pt" style:font-size-complex="11pt"/>
    </style:style>
    <style:style style:name="P9" style:family="paragraph" style:parent-style-name="Standard">
      <style:paragraph-properties fo:line-height="100%" fo:text-align="justify" style:justify-single-word="false"/>
      <style:text-properties style:font-name="Gill Sans MT_CCJU1" fo:font-size="11pt" style:font-size-asian="11pt" style:font-size-complex="11pt"/>
    </style:style>
    <style:style style:name="P10" style:family="paragraph" style:parent-style-name="Standard"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P11" style:family="paragraph" style:parent-style-name="Standard">
      <style:text-properties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2" style:family="paragraph" style:parent-style-name="Standard">
      <style:paragraph-properties fo:line-height="100%" fo:text-align="justify" style:justify-single-word="false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4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P15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6" style:family="paragraph" style:parent-style-name="Standard" style:master-page-name="">
      <style:paragraph-properties fo:text-align="justify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7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8" style:family="paragraph" style:parent-style-name="Standard" style:master-page-name="">
      <style:paragraph-properties fo:text-align="start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9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line-height="100%" fo:text-align="justify" style:justify-single-word="false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line-height="100%" fo:text-align="justify" style:justify-single-word="false" fo:keep-together="always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line-height="100%" fo:keep-with-next="always" style:vertical-align="top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line-height="100%" fo:text-align="start" style:justify-single-word="false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keep-with-next="always"/>
      <style:text-properties style:font-name="Gill Sans MT_CCJU1" fo:font-size="11pt" style:font-size-asian="11pt" style:font-size-complex="11pt"/>
    </style:style>
    <style:style style:name="P25" style:family="paragraph" style:parent-style-name="Standard">
      <style:paragraph-properties fo:line-height="100%" fo:text-align="justify" style:justify-single-word="false" fo:keep-with-next="always"/>
      <style:text-properties style:font-name="Gill Sans MT_CCJU1" fo:font-size="11pt" style:font-size-asian="11pt" style:font-size-complex="11pt"/>
    </style:style>
    <style:style style:name="P26" style:family="paragraph" style:parent-style-name="Standard">
      <style:paragraph-properties fo:text-align="start" style:justify-single-word="false" fo:keep-with-next="always"/>
      <style:text-properties style:font-name="Gill Sans MT_CCJU2" fo:font-size="11pt" style:font-size-asian="11pt" style:font-size-complex="11pt"/>
    </style:style>
    <style:style style:name="P27" style:family="paragraph" style:parent-style-name="Table_20_Contents">
      <style:paragraph-properties fo:line-height="100%" style:shadow="none" fo:keep-with-next="always" style:vertical-align="top"/>
      <style:text-properties fo:color="#000000" style:font-name="Gill Sans MT_CCJU1" fo:font-size="11pt" style:text-underline-style="none" fo:font-weight="normal" style:font-size-asian="11pt" style:font-weight-asian="normal" style:font-size-complex="11pt" style:font-weight-complex="normal"/>
    </style:style>
    <style:style style:name="P28" style:family="paragraph" style:parent-style-name="Table_20_Contents">
      <style:paragraph-properties fo:line-height="100%" fo:keep-together="auto" style:shadow="none" fo:keep-with-next="auto" style:vertical-align="top"/>
      <style:text-properties fo:color="#000000" style:font-name="Gill Sans MT_CCJU1" fo:font-size="11pt" style:font-size-asian="11pt" style:font-size-complex="11pt"/>
    </style:style>
    <style:style style:name="P29" style:family="paragraph" style:parent-style-name="Standard">
      <style:paragraph-properties fo:text-align="justify" style:justify-single-word="false" fo:keep-with-next="auto"/>
      <style:text-properties style:font-name="Gill Sans MT_CCJU1" fo:font-size="11pt" style:font-size-asian="11pt" style:font-size-complex="11pt"/>
    </style:style>
    <style:style style:name="P30" style:family="paragraph" style:parent-style-name="Standard">
      <style:paragraph-properties fo:line-height="100%" fo:keep-together="auto" fo:keep-with-next="auto" style:vertical-align="top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2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3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4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5" style:family="paragraph" style:parent-style-name="Text_20_body">
      <style:text-properties style:font-name="Gill Sans MT_CCJU2" fo:font-size="11pt" style:font-size-asian="11pt" style:font-size-complex="11pt"/>
    </style:style>
    <style:style style:name="P36" style:family="paragraph" style:parent-style-name="Standard">
      <style:paragraph-properties fo:margin-left="-0.071cm" fo:margin-right="0.009cm" fo:text-indent="0cm" style:auto-text-indent="false">
        <style:tab-stops>
          <style:tab-stop style:position="2.275cm"/>
          <style:tab-stop style:position="9.208cm"/>
        </style:tab-stops>
      </style:paragraph-properties>
      <style:text-properties style:font-name="Gill Sans MT_CCJU2" fo:font-size="11pt" style:font-size-asian="11pt" style:font-size-complex="11pt"/>
    </style:style>
    <style:style style:name="P37" style:family="paragraph" style:parent-style-name="Standard">
      <style:paragraph-properties fo:margin-left="0cm" fo:margin-right="0cm" fo:text-indent="0cm" style:auto-text-indent="false">
        <style:tab-stops>
          <style:tab-stop style:position="2.275cm"/>
          <style:tab-stop style:position="9.208cm"/>
        </style:tab-stops>
      </style:paragraph-properties>
      <style:text-properties style:font-name="Gill Sans MT_CCJU2" fo:font-size="11pt" style:font-size-asian="11pt" style:font-size-complex="11pt"/>
    </style:style>
    <style:style style:name="P38" style:family="paragraph" style:parent-style-name="Standard" style:master-page-name="First_20_Page">
      <style:paragraph-properties style:page-number="auto" fo:break-before="auto" fo:break-after="auto"/>
      <style:text-properties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9" style:family="paragraph" style:parent-style-name="Standard" style:list-style-name="L1">
      <style:paragraph-properties fo:line-height="100%" fo:text-align="justify" style:justify-single-word="false" fo:keep-with-next="always"/>
      <style:text-properties style:font-name="Gill Sans MT_CCJU1" fo:font-size="11pt" style:font-size-asian="11pt" style:font-size-complex="11pt"/>
    </style:style>
    <style:style style:name="P40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Gill Sans MT_CCJU2"/>
    </style:style>
    <style:style style:name="T4" style:family="text">
      <style:text-properties style:font-name="Gill Sans MT_CCJU2" fo:language="fr" fo:country="FR"/>
    </style:style>
    <style:style style:name="T5" style:family="text">
      <style:text-properties style:font-name-asian="Courier New" style:font-name-complex="Courier New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9" style:family="text">
      <style:text-properties fo:language="fr" fo:country="FR"/>
    </style:style>
    <style:style style:name="fr1" style:family="graphic" style:parent-style-name="Frame">
      <style:graphic-properties style:vertical-pos="from-top" style:vertical-rel="paragraph-content" style:horizontal-pos="center" style:horizontal-rel="paragraph"/>
    </style:style>
    <text:list-style style:name="L1">
      <text:list-level-style-bullet text:level="1" text:style-name="Bullet_20_Symbols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1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%#include PCdacHeader#%</text:p>
      <text:p text:style-name="P11"/>
      <text:p text:style-name="P8"><text:span text:style-name="T2">%=COPIE_A=%</text:span> <text:tab/><text:tab/></text:p>
      <text:p text:style-name="P10">%=NO_DECISION=%</text:p>
      <text:p text:style-name="P8">%=NSS=%<text:tab/><text:tab/></text:p>
      <text:p text:style-name="P8">%=AYANT_DROIT=%<text:tab/></text:p>
      <text:p text:style-name="P8"/>
      <text:p text:style-name="P10">%=DECISION_DU=%</text:p>
      <text:p text:style-name="P8">%=remLineWhenBlank(ANNULE_REMPLACE)=%</text:p>
      <text:p text:style-name="P8"/>
      <text:p text:style-name="P8"/>
      <text:p text:style-name="P18">%=POLITESSE=%<text:line-break/></text:p>
      <text:p text:style-name="P29">%=INTRO=%</text:p>
      <text:p text:style-name="P29"/>
      <text:p text:style-name="P16">%=CONFORM_LEGISLATION=%</text:p>
      <text:p text:style-name="P29"/>
      <text:p text:style-name="P16">%=VALABLE_DECISION =%</text:p>
      <text:p text:style-name="DefaultGrasSol"><draw:frame draw:style-name="fr1" draw:name="Cadre1" text:anchor-type="paragraph" svg:y="0.201cm" svg:width="16.773cm" draw:z-index="0"><draw:text-box fo:min-height="1.746cm"><text:p text:style-name="P4">%=B_PERIODE_CALCUL=%<text:tab/>%=PERIODE_CALCUL=%</text:p><text:p text:style-name="P5"/><text:p text:style-name="P7"><text:span text:style-name="T3">%=B_MONTANT_VERS_ASSURE</text:span><text:span text:style-name="T4">=%</text:span><text:span text:style-name="T3"><text:tab/>%=MONTANT_VERS_ASSURE=%</text:span></text:p><text:p text:style-name="P4">%=B_MONTANT_HOME=%<text:tab/>%=MONTANT_HOME=%</text:p><text:p text:style-name="P4"/><table:table table:name="Table1" table:style-name="Table1"><table:table-column table:style-name="Table1.A"/><table:table-column table:style-name="Table1.B"/><table:table-row><table:table-cell table:style-name="Table1.A1" office:value-type="string"><text:p text:style-name="P36">%=<text:span text:style-name="T9">B_MONTANT_VERSEE_ASS</text:span>=%</text:p></table:table-cell><table:table-cell table:style-name="Table1.A1" office:value-type="string"><text:p text:style-name="P37">%=<text:span text:style-name="T9">B_MONTANT_VERSEE_ASS2=%</text:span></text:p></table:table-cell></table:table-row></table:table><text:p text:style-name="P6"/></draw:text-box></draw:frame><text:line-break/>%=remLineWhenBlank(PERSONNES_COMPRISE,1)=%</text:p>
      <text:p text:style-name="P25">%=remLineWhenBlank(MEMBRES_FAMILLES,1)=%</text:p>
      <text:p text:style-name="P3"/>
      <text:p text:style-name="DefaultGrasSol">%=remLineWhenBlank(REDUCTION_PRIMES,1)=%</text:p>
      <text:p text:style-name="P17">%=remLineWhenBlank(B_REDUCTION_PRIMES,1)=%</text:p>
      <text:p text:style-name="P17"/>
      <text:p text:style-name="DefaultGrasSol">%=remLineWhenBlank(VERSEMENT_PC,1)=%</text:p>
      <text:p text:style-name="P20">%=remLineWhenBlank(B_VERSEMENT_PC,1)=%</text:p>
      <table:table table:name="tabVersement" table:style-name="tabVersement">
        <table:table-column table:style-name="tabVersement.A"/>
        <table:table-column table:style-name="tabVersement.B"/>
        <table:table-column table:style-name="tabVersement.C"/>
        <table:table-row table:style-name="tabVersement.1">
          <table:table-cell table:style-name="tabVersement.A1" office:value-type="string">
            <text:p text:style-name="P27">%{RM_IF_NO_DATA:true}%</text:p>
          </table:table-cell>
          <table:table-cell table:style-name="tabVersement.A1" office:value-type="string">
            <text:p text:style-name="P22"/>
          </table:table-cell>
          <table:table-cell table:style-name="tabVersement.A1" office:value-type="string">
            <text:p text:style-name="P22"/>
          </table:table-cell>
        </table:table-row>
        <table:table-row>
          <table:table-cell table:style-name="tabVersement.A1" office:value-type="string">
            <text:p text:style-name="P28"><text:span text:style-name="T7">%{ligne}</text:span><text:span text:style-name="T6">%%=</text:span><text:span text:style-name="T5">B_VERSEMENT_PC_A</text:span><text:span text:style-name="T6">=%<text:line-break/></text:span></text:p>
          </table:table-cell>
          <table:table-cell table:style-name="tabVersement.A1" office:value-type="string">
            <text:p text:style-name="P30">%=B_VERSEMENT_PC_ADRESSE=%</text:p>
          </table:table-cell>
          <table:table-cell table:style-name="tabVersement.A1" office:value-type="string">
            <text:p text:style-name="P30">%=B_VERSEMENT_PC_IBAN=%</text:p>
          </table:table-cell>
        </table:table-row>
      </table:table>
      <text:p text:style-name="P19">%=remLineWhenBlank(B_VERSEMENT_PC_REMARQUES,1)=%</text:p>
      <text:p text:style-name="P12"/>
      <text:p text:style-name="DefaultGrasSol">%=remLineWhenBlank(REMARQUES,1)=%</text:p>
      <text:p text:style-name="P23">%=remLineWhenBlank(TXT_REMARQUES,1)=%</text:p>
      <text:p text:style-name="P21"/>
      <text:p text:style-name="DefaultGrasSol">%=remLineWhenBlank(OBLIGATION_RENSEIGNER,1)=%</text:p>
      <text:p text:style-name="P21">%=remLineWhenBlank(B_OBLIGATION_RENSEIGNER,1)=%</text:p>
      <text:p text:style-name="P25"/>
      <text:p text:style-name="DefaultGrasSol">%=remLineWhenBlank(INFORMATIONS,1)=%</text:p>
      <text:p text:style-name="P25">%=remLineWhenBlank(B_INFORMATIONS_1,1)=%</text:p>
      <text:list xml:id="list5831811123811924995" text:style-name="L1">
        <text:list-item>
          <text:p text:style-name="P39">%=remLineWhenBlank(B_INFORMATIONS_2,1)=%</text:p>
        </text:list-item>
      </text:list>
      <text:p text:style-name="P25"/>
      <text:p text:style-name="P9">%=remLineWhenBlank(B_INFORMATIONS_3,1)=%</text:p>
      <text:p text:style-name="P9"/>
      <text:p text:style-name="DefaultGrasSol"><text:soft-page-break/>%=remLineWhenBlank(MOYENS_DROITS,1)=%</text:p>
      <text:p text:style-name="P25">%=remLineWhenBlank(B_MOYENS_DROITS,1)=%</text:p>
      <text:p text:style-name="P24"/>
      <text:p text:style-name="P24"/>
      <text:p text:style-name="P35">%=SALUTATIONS=%</text:p>
      <text:p text:style-name="P26"/>
      <text:p text:style-name="P24"/>
      <text:p text:style-name="P14"><text:tab/><text:span text:style-name="T8">%#include PCsignature#%</text:span></text:p>
      <text:p text:style-name="P14"/>
      <text:p text:style-name="P14"/>
      <text:p text:style-name="DefaultPushToEnd">%=pushToEnd()=%</text:p>
      <table:table table:name="TableauAnnexeCopie" table:style-name="TableauAnnexeCopie">
        <table:table-column table:style-name="TableauAnnexeCopie.A"/>
        <table:table-column table:style-name="TableauAnnexeCopie.B"/>
        <table:table-row>
          <table:table-cell table:style-name="TableauAnnexeCopie.A1" office:value-type="string">
            <text:p text:style-name="P31">%=ANNEXE=%</text:p>
          </table:table-cell>
          <table:table-cell table:style-name="TableauAnnexeCopie.A1" office:value-type="string">
            <text:p text:style-name="P32">%=ANNEXES=%</text:p>
          </table:table-cell>
        </table:table-row>
        <table:table-row>
          <table:table-cell table:style-name="TableauAnnexeCopie.A1" office:value-type="string">
            <text:p text:style-name="P33">%=COPIE=%</text:p>
          </table:table-cell>
          <table:table-cell table:style-name="TableauAnnexeCopie.A1" office:value-type="string">
            <text:p text:style-name="P34">%=COPIES=%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1" svg:font-family="StarSymbol" style:font-charset="x-symbol"/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DefaultGrasSol" style:family="paragraph" style:parent-style-name="Standard" style:class="text" style:master-page-name="">
      <style:paragraph-properties fo:line-height="100%" fo:text-align="justify" style:justify-single-word="false" style:page-number="auto" fo:keep-with-next="always"/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DefaultPushToEnd" style:family="paragraph" style:parent-style-name="Standard" style:class="text" style:master-page-name="">
      <style:paragraph-properties fo:text-align="start" style:justify-single-word="false" style:page-number="auto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1"/>
    </style:style>
    <style:style style:name="MP2" style:family="paragraph" style:parent-style-name="Header">
      <style:text-properties style:font-name="Gill Sans MT_CCJU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661cm" fo:margin-bottom="1.5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0.714cm" fo:margin-bottom="1.044cm" fo:margin-left="2cm" fo:margin-right="0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</text:span><text:line-break/><text:span text:style-name="MT1">%=NSS=%<text:tab/>%=AYANT_DROIT=% </text:span></text:p>
        <text:p text:style-name="MP2"><draw:line text:anchor-type="paragraph" draw:z-index="1" draw:style-name="Mgr1" draw:text-style-name="MP3" svg:x1="0.093cm" svg:y1="0.206cm" svg:x2="16.973cm" svg:y2="0.206cm"><text:p/></draw:line></text:p>
      </style:header>
      <style:footer>
        <text:p text:style-name="MP4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11-02-09T14:04:13</meta:creation-date>
    <dc:date>2021-03-03T14:41:29.79</dc:date>
    <meta:print-date>2011-02-22T10:58:36</meta:print-date>
    <meta:editing-cycles>173</meta:editing-cycles>
    <meta:editing-duration>P1DT14H11M44S</meta:editing-duration>
    <meta:document-statistic meta:table-count="3" meta:image-count="0" meta:object-count="0" meta:page-count="2" meta:paragraph-count="45" meta:word-count="54" meta:character-count="1291"/>
    <meta:user-defined meta:name="Info 1"/>
    <meta:user-defined meta:name="Info 2"/>
    <meta:user-defined meta:name="Info 3"/>
    <meta:user-defined meta:name="Info 4"/>
  </office:meta>
</office:document-meta>
</file>